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CACHI, ADOLFO HERN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2538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482538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6400</text:p>
          </table:table-cell>
          <table:table-cell table:style-name="Tableau1.D2" office:value-type="string">
            <text:p text:style-name="P8">16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5978521</text:p>
          </table:table-cell>
          <table:table-cell table:style-name="Tabla2.D3" office:value-type="string">
            <text:p text:style-name="P23">16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600 POLLOS SON COMO BONIFICACION DE MORTANDAD POR AEROLINEA LAN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24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